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6.948cm" fo:min-width="14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644cm" fo:min-width="4.39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82cm" fo:min-width="3.23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6cm" fo:min-width="3.586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53cm" svg:stroke-color="#000000" draw:marker-start-width="0.279cm" draw:marker-end="Extrémités_20_de_20_flèche_20_2" draw:marker-end-width="0.379cm" svg:stroke-linecap="butt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57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82cm" fo:min-width="2.63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7.25cm" svg:x="5.9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.15cm" svg:y="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65cm" svg:y1="5.6cm" svg:x2="1.65cm" svg:y2="3.85cm">
          <text:p/>
        </draw:line>
        <draw:line draw:style-name="gr3" draw:text-style-name="P2" draw:layer="layout" svg:x1="1.65cm" svg:y1="5.6cm" svg:x2="2.15cm" svg:y2="6.6cm">
          <text:p/>
        </draw:line>
        <draw:line draw:style-name="gr3" draw:text-style-name="P2" draw:layer="layout" svg:x1="1.65cm" svg:y1="5.6cm" svg:x2="1.15cm" svg:y2="6.6cm">
          <text:p/>
        </draw:line>
        <draw:line draw:style-name="gr3" draw:text-style-name="P2" draw:layer="layout" svg:x1="1.05cm" svg:y1="4.6cm" svg:x2="2.3cm" svg:y2="4.6cm">
          <text:p/>
        </draw:line>
        <draw:custom-shape draw:style-name="gr4" draw:text-style-name="P4" draw:layer="layout" svg:width="7cm" svg:height="2.75cm" svg:x="6.9cm" svg:y="3.6cm">
          <text:p text:style-name="P3">Create Accoun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35cm" svg:height="1.25cm" svg:x="15.4cm" svg:y="2.1cm">
          <text:p text:style-name="P5"><text:span text:style-name="T1">Check 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85cm" svg:height="1.5cm" svg:x="14.9cm" svg:y="6.1cm">
          <text:p text:style-name="P5"><text:span text:style-name="T1">Check strong 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05cm" svg:y1="4.6cm" svg:x2="2.3cm" svg:y2="4.6cm">
          <text:p/>
        </draw:line>
        <draw:line draw:style-name="gr3" draw:text-style-name="P2" draw:layer="layout" svg:x1="6.9cm" svg:y1="4.85cm" svg:x2="2.9cm" svg:y2="4.85cm">
          <text:p/>
        </draw:line>
        <draw:line draw:style-name="gr7" draw:text-style-name="P2" draw:layer="layout" svg:x1="13.1cm" svg:y1="4.1cm" svg:x2="15.5cm" svg:y2="3cm">
          <text:p/>
        </draw:line>
        <draw:line draw:style-name="gr7" draw:text-style-name="P2" draw:layer="layout" svg:x1="12.75cm" svg:y1="6cm" svg:x2="15cm" svg:y2="6.75cm">
          <text:p/>
        </draw:line>
        <draw:frame draw:style-name="gr8" draw:text-style-name="P7" draw:layer="layout" svg:width="2.965cm" svg:height="0.962cm" svg:x="12.185cm" svg:y="2.638cm">
          <draw:text-box>
            <text:p>«<text:span text:style-name="T2"> include </text:span>» </text:p>
          </draw:text-box>
        </draw:frame>
        <draw:frame draw:style-name="gr9" draw:text-style-name="P9" draw:layer="layout" svg:width="2.957cm" svg:height="0.962cm" svg:x="11.935cm" svg:y="6.6cm">
          <draw:text-box>
            <text:p text:style-name="P8"><text:span text:style-name="T2">« include » </text:span></text:p>
          </draw:text-box>
        </draw:frame>
        <draw:custom-shape draw:style-name="gr10" draw:text-style-name="P6" draw:layer="layout" svg:width="4.501cm" svg:height="1.25cm" svg:x="16.25cm" svg:y="4.001cm">
          <text:p text:style-name="P5"><text:span text:style-name="T1">Record <text:s/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965cm" svg:height="0.962cm" svg:x="14cm" svg:y="4.75cm">
          <draw:text-box>
            <text:p>«<text:span text:style-name="T2"> include </text:span>» </text:p>
          </draw:text-box>
        </draw:frame>
        <draw:line draw:style-name="gr7" draw:text-style-name="P2" draw:layer="layout" svg:x1="14cm" svg:y1="5cm" svg:x2="16.25cm" svg:y2="4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7T19:37:14.834000000</meta:creation-date>
    <dc:date>2023-02-19T15:51:09.016000000</dc:date>
    <meta:editing-duration>PT57M3S</meta:editing-duration>
    <meta:editing-cycles>12</meta:editing-cycles>
    <meta:generator>LibreOffice/7.4.3.2$Windows_X86_64 LibreOffice_project/1048a8393ae2eeec98dff31b5c133c5f1d08b890</meta:generator>
    <meta:document-statistic meta:object-count="18"/>
  </office:meta>
</office:document-meta>
</file>